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table:formula="of:=3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table:formula="of:=1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djday</text:p>
          </table:table-cell>
          <table:table-cell table:formula="of:=[.B3] + ([.B4] / 24) + ([.B5] / 1440000000)" office:value-type="float" office:value="30.6666666979167" calcext:value-type="float">
            <text:p>30.6666666979167</text:p>
          </table:table-cell>
        </table:table-row>
        <table:table-row table:style-name="ro1">
          <table:table-cell office:value-type="string" calcext:value-type="string">
            <text:p>adjYear</text:p>
          </table:table-cell>
          <table:table-cell table:formula="of:=[.B1] + ([.B2] / 12) + ([.B6] / 360)" office:value-type="float" office:value="2019.66851851861" calcext:value-type="float">
            <text:p>2019.66851851861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INT(([.B7] - 2000) * 12.3685) + 1.5" office:value-type="float" office:value="244.5" calcext:value-type="float">
            <text:p>244.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[.B8] / 1236.85" office:value-type="float" office:value="0.197679589279217" calcext:value-type="float">
            <text:p>0.19767958927921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POWER([.B9]; 2)" office:value-type="float" office:value="0.0390772200176001" calcext:value-type="float">
            <text:p>0.0390772200176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formula="of:=POWER([.B9]; 3)" office:value-type="float" office:value="0.0077247688032528" calcext:value-type="float">
            <text:p>0.00772476880325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formula="of:=POWER([.B9]; 4)" office:value-type="float" office:value="0.00152702912430392" calcext:value-type="float">
            <text:p>0.0015270291243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INT([.B1] / 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 2 - [.B13] + INT([.B13] / 4)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table:formula="of:= INT(365.25 * ([.B1] + 4716)) + INT(30.6001 * ([.B2] + 1)) + [.B14] + [.B6] - 1524.5" office:value-type="float" office:value="2458695.1666667" calcext:value-type="float">
            <text:p>2458695.1666667</text:p>
          </table:table-cell>
        </table:table-row>
        <table:table-row table:style-name="ro1">
          <table:table-cell office:value-type="string" calcext:value-type="string">
            <text:p>jde</text:p>
          </table:table-cell>
          <table:table-cell table:formula="of:= [.B15] + (29.530588861 * [.B8]) + (0.00015437 * [.B10]) - (0.00000015 * [.B11]) + (0.00000000073 * [.B12])" office:value-type="float" office:value="2465915.39564924" calcext:value-type="float">
            <text:p>2465915.395649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formula="of:= INT([.B15] + 0.5)" office:value-type="float" office:value="2458695" calcext:value-type="float">
            <text:p>245869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  ([.B15] + 0.5) - [.B18]" office:value-type="float" office:value="0.666666697710753" calcext:value-type="float">
            <text:p>0.6666666977107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 IF([.B18] &lt; 2299161; [.B18]; [.B22])" office:value-type="float" office:value="2458708" calcext:value-type="float">
            <text:p>2458708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table:formula="of:= INT(([.B18] - 1867216.25) / 36524.25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alc</text:p>
          </table:table-cell>
          <table:table-cell table:formula="of:= [.B18] + 1 + [.B21] - INT([.B21] / 4)" office:value-type="float" office:value="2458708" calcext:value-type="float">
            <text:p>245870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[.B20]+1524" office:value-type="float" office:value="2460232" calcext:value-type="float">
            <text:p>246023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INT(([.B23] - 122.1) / 365.25)" office:value-type="float" office:value="6735" calcext:value-type="float">
            <text:p>673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INT(365.25 * [.B24])" office:value-type="float" office:value="2459958" calcext:value-type="float">
            <text:p>245995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INT(([.B23] - [.B25]) / 30.600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table:formula="of:=[.B23] - [.B25] - INT(30.6001 * [.B26]) + [.B19]" office:value-type="float" office:value="30.6666666977108" calcext:value-type="float">
            <text:p>30.6666666977108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table:formula="of:=IF([.B26] &lt; 14; [.B26] - 1; [.B26] - 13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r</text:p>
          </table:table-cell>
          <table:table-cell table:formula="of:=IF([.B28] &gt; 2; [.B24] - 4716; [.B24] - 4715)" office:value-type="float" office:value="2019" calcext:value-type="float">
            <text:p>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6:29:27.850191041</meta:creation-date>
    <dc:date>2019-07-30T18:43:09.186944374</dc:date>
    <meta:editing-duration>PT56M57S</meta:editing-duration>
    <meta:editing-cycles>1</meta:editing-cycles>
    <meta:document-statistic meta:table-count="1" meta:cell-count="56" meta:object-count="0"/>
    <meta:generator>LibreOffice/6.1.5.2$Linux_X86_64 LibreOffice_project/10$Build-2</meta:generator>
  </office:meta>
</office:document-meta>
</file>